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padding="0.0193in" fo:border="0.06pt solid #d9d9e3"/>
      <style:text-properties loext:padding="0.0193in" loext:border="0.06pt solid #d9d9e3"/>
    </style:style>
    <style:style style:name="P2" style:family="paragraph" style:parent-style-name="Text_20_body">
      <style:paragraph-properties fo:padding="0.0193in" fo:border="0.06pt solid #d9d9e3"/>
      <style:text-properties loext:padding="0.0193in" loext:border="0.06pt solid #d9d9e3"/>
    </style:style>
    <style:style style:name="P3" style:family="paragraph" style:parent-style-name="Text_20_body">
      <style:text-properties loext:padding="0.0193in" loext:border="0.06pt solid #d9d9e3"/>
    </style:style>
    <style:style style:name="P4" style:family="paragraph" style:parent-style-name="Preformatted_20_Text">
      <style:paragraph-properties fo:margin-top="0in" fo:margin-bottom="0.1965in" style:contextual-spacing="false" fo:padding="0.0193in" fo:border="0.06pt solid #d9d9e3"/>
    </style:style>
    <style:style style:name="P5" style:family="paragraph" style:parent-style-name="Preformatted_20_Text">
      <style:paragraph-properties fo:padding="0.0193in" fo:border="0.06pt solid #d9d9e3"/>
    </style:style>
    <style:style style:name="P6" style:family="paragraph" style:parent-style-name="Text_20_body">
      <style:paragraph-properties fo:padding="0.0193in" fo:border="0.06pt solid #d9d9e3"/>
    </style:style>
    <style:style style:name="P7" style:family="paragraph" style:parent-style-name="Text_20_body">
      <style:paragraph-properties fo:margin-top="0in" fo:margin-bottom="0in" style:contextual-spacing="false"/>
      <style:text-properties loext:padding="0in" loext:border="none"/>
    </style:style>
    <style:style style:name="T1" style:family="text">
      <style:text-properties loext:padding="0.0193in" loext: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and Out variables are a feature in C# 7.2 and later versions that allow passing arguments to a method as input parameters only (in variable) or as both input and output parameters (out variable).</text:p>
      <text:p text:style-name="P2">In variable: An in variable is a read-only reference to a variable that is passed to a method as an input parameter. This means that the method can only read the value of the variable but cannot modify it. In variables are useful when you want to pass large objects to a method but do not want the method to modify the original object.</text:p>
      <text:p text:style-name="P2">Out variable: An out variable is a reference to a variable that is passed to a method as both an input and output parameter. This means that the method can read and modify the value of the variable, and any changes made to the variable inside the method will be reflected in the calling code. Out variables are useful when you want a method to return multiple values.</text:p>
      <text:p text:style-name="P2">Here's an example of how to use in and out variables in C#:</text:p>
      <text:p text:style-name="P1"/>
      <text:p text:style-name="P5"><text:span text:style-name="Source_20_Text"><text:span text:style-name="T1">using System;</text:span></text:span></text:p>
      <text:p text:style-name="P5"/>
      <text:p text:style-name="P5"><text:span text:style-name="Source_20_Text"><text:span text:style-name="T1">class Program</text:span></text:span></text:p>
      <text:p text:style-name="P5"><text:span text:style-name="Source_20_Text"><text:span text:style-name="T1">{</text:span></text:span></text:p>
      <text:p text:style-name="P5"><text:span text:style-name="Source_20_Text"><text:span text:style-name="T1"><text:s text:c="4"/>static void Main(string[] args)</text:span></text:span></text:p>
      <text:p text:style-name="P5"><text:span text:style-name="Source_20_Text"><text:span text:style-name="T1"><text:s text:c="4"/>{</text:span></text:span></text:p>
      <text:p text:style-name="P5"><text:span text:style-name="Source_20_Text"><text:span text:style-name="T1"><text:s text:c="8"/>int num1 = 10;</text:span></text:span></text:p>
      <text:p text:style-name="P5"><text:span text:style-name="Source_20_Text"><text:span text:style-name="T1"><text:s text:c="8"/>int num2 = 20;</text:span></text:span></text:p>
      <text:p text:style-name="P5"><text:span text:style-name="Source_20_Text"><text:span text:style-name="T1"><text:s text:c="8"/>int sum, product;</text:span></text:span></text:p>
      <text:p text:style-name="P5"/>
      <text:p text:style-name="P5"><text:span text:style-name="Source_20_Text"><text:span text:style-name="T1"><text:s text:c="8"/>AddAndMultiply(in num1, in num2, out sum, out product);</text:span></text:span></text:p>
      <text:p text:style-name="P5"/>
      <text:p text:style-name="P5"><text:span text:style-name="Source_20_Text"><text:span text:style-name="T1"><text:s text:c="8"/>Console.WriteLine($"The sum of {num1} and {num2} is {sum}");</text:span></text:span></text:p>
      <text:p text:style-name="P5"><text:span text:style-name="Source_20_Text"><text:span text:style-name="T1"><text:s text:c="8"/>Console.WriteLine($"The product of {num1} and {num2} is {product}");</text:span></text:span></text:p>
      <text:p text:style-name="P5"><text:span text:style-name="Source_20_Text"><text:span text:style-name="T1"><text:s text:c="4"/>}</text:span></text:span></text:p>
      <text:p text:style-name="P5"/>
      <text:p text:style-name="P5"><text:span text:style-name="Source_20_Text"><text:span text:style-name="T1"><text:s text:c="4"/>static void AddAndMultiply(in int x, in int y, out int sum, out int product)</text:span></text:span></text:p>
      <text:p text:style-name="P5"><text:span text:style-name="Source_20_Text"><text:span text:style-name="T1"><text:s text:c="4"/>{</text:span></text:span></text:p>
      <text:p text:style-name="P5"><text:span text:style-name="Source_20_Text"><text:span text:style-name="T1"><text:s text:c="8"/>// in variables can only be read</text:span></text:span></text:p>
      <text:p text:style-name="P5"><text:span text:style-name="Source_20_Text"><text:span text:style-name="T1"><text:s text:c="8"/>// x = 5; // this will cause a compile-time error</text:span></text:span></text:p>
      <text:p text:style-name="P5"/>
      <text:p text:style-name="P5"><text:span text:style-name="Source_20_Text"><text:span text:style-name="T1"><text:s text:c="8"/>// out variables must be assigned a value before returning from the method</text:span></text:span></text:p>
      <text:p text:style-name="P5"><text:span text:style-name="Source_20_Text"><text:span text:style-name="T1"><text:s text:c="8"/>sum = x + y;</text:span></text:span></text:p>
      <text:p text:style-name="P5"><text:span text:style-name="Source_20_Text"><text:span text:style-name="T1"><text:s text:c="8"/>product = x * y;</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e above example, the </text:span><text:span text:style-name="Source_20_Text"><text:span text:style-name="T1">AddAndMultiply</text:span></text:span><text:span text:style-name="T1"> method takes two input parameters (</text:span><text:span text:style-name="Source_20_Text"><text:span text:style-name="T1">x</text:span></text:span><text:span text:style-name="T1"> and </text:span><text:span text:style-name="Source_20_Text"><text:span text:style-name="T1">y</text:span></text:span><text:span text:style-name="T1">) as in variables, and two output parameters (</text:span><text:span text:style-name="Source_20_Text"><text:span text:style-name="T1">sum</text:span></text:span><text:span text:style-name="T1"> and </text:span><text:span text:style-name="Source_20_Text"><text:span text:style-name="T1">product</text:span></text:span><text:span text:style-name="T1">) as out variables. The </text:span><text:span text:style-name="Source_20_Text"><text:span text:style-name="T1">in</text:span></text:span><text:span text:style-name="T1"> keyword is used </text:span><text:soft-page-break/><text:span text:style-name="T1">to indicate that the </text:span><text:span text:style-name="Source_20_Text"><text:span text:style-name="T1">x</text:span></text:span><text:span text:style-name="T1"> and </text:span><text:span text:style-name="Source_20_Text"><text:span text:style-name="T1">y</text:span></text:span><text:span text:style-name="T1"> parameters are input parameters only, while the </text:span><text:span text:style-name="Source_20_Text"><text:span text:style-name="T1">out</text:span></text:span><text:span text:style-name="T1"> keyword is used to indicate that the </text:span><text:span text:style-name="Source_20_Text"><text:span text:style-name="T1">sum</text:span></text:span><text:span text:style-name="T1"> and </text:span><text:span text:style-name="Source_20_Text"><text:span text:style-name="T1">product</text:span></text:span><text:span text:style-name="T1"> parameters are output parameters.</text:span></text:p>
      <text:p text:style-name="P6"><text:span text:style-name="T1">The </text:span><text:span text:style-name="Source_20_Text"><text:span text:style-name="T1">Main</text:span></text:span><text:span text:style-name="T1"> method calls the </text:span><text:span text:style-name="Source_20_Text"><text:span text:style-name="T1">AddAndMultiply</text:span></text:span><text:span text:style-name="T1"> method with two integer variables (</text:span><text:span text:style-name="Source_20_Text"><text:span text:style-name="T1">num1</text:span></text:span><text:span text:style-name="T1"> and </text:span><text:span text:style-name="Source_20_Text"><text:span text:style-name="T1">num2</text:span></text:span><text:span text:style-name="T1">) as in parameters, and two integer variables (</text:span><text:span text:style-name="Source_20_Text"><text:span text:style-name="T1">sum</text:span></text:span><text:span text:style-name="T1"> and </text:span><text:span text:style-name="Source_20_Text"><text:span text:style-name="T1">product</text:span></text:span><text:span text:style-name="T1">) as out parameters. The </text:span><text:span text:style-name="Source_20_Text"><text:span text:style-name="T1">AddAndMultiply</text:span></text:span><text:span text:style-name="T1"> method calculates the sum and product of the two input parameters and assigns the results to the output parameters.</text:span></text:p>
      <text:p text:style-name="P6"><text:span text:style-name="T1">Finally, the </text:span><text:span text:style-name="Source_20_Text"><text:span text:style-name="T1">Main</text:span></text:span><text:span text:style-name="T1"> method prints the values of the </text:span><text:span text:style-name="Source_20_Text"><text:span text:style-name="T1">sum</text:span></text:span><text:span text:style-name="T1"> and </text:span><text:span text:style-name="Source_20_Text"><text:span text:style-name="T1">product</text:span></text:span><text:span text:style-name="T1"> variables, which were modified inside the </text:span><text:span text:style-name="Source_20_Text"><text:span text:style-name="T1">AddAndMultiply</text:span></text:span><text:span text:style-name="T1"> method using the </text:span><text:span text:style-name="Source_20_Text"><text:span text:style-name="T1">out</text:span></text:span><text:span text:style-name="T1"> keyword.</text:span></text:p>
      <text:p text:style-name="Table_20_Contents"/>
      <text:p text:style-name="P3">How to use Intger.TryParse() poc C#</text:p>
      <text:p text:style-name="P6"><text:span text:style-name="T1">The </text:span><text:span text:style-name="Source_20_Text"><text:span text:style-name="T1">Int32.TryParse()</text:span></text:span><text:span text:style-name="T1"> method is a built-in method in C# that is used to convert a string representation of a number to an integer, and returns a Boolean value that indicates whether the conversion was successful or not. If the conversion is successful, the integer value is stored in an output variable.</text:span></text:p>
      <text:p text:style-name="P6"><text:span text:style-name="T1">Here's an example of how to use the </text:span><text:span text:style-name="Source_20_Text"><text:span text:style-name="T1">Int32.TryParse()</text:span></text:span><text:span text:style-name="T1"> method in C#:</text:span></text:p>
      <text:p text:style-name="P1"/>
      <text:p text:style-name="P5"><text:span text:style-name="Source_20_Text"><text:span text:style-name="T1">using System;</text:span></text:span></text:p>
      <text:p text:style-name="P5"/>
      <text:p text:style-name="P5"><text:span text:style-name="Source_20_Text"><text:span text:style-name="T1">class Program</text:span></text:span></text:p>
      <text:p text:style-name="P5"><text:span text:style-name="Source_20_Text"><text:span text:style-name="T1">{</text:span></text:span></text:p>
      <text:p text:style-name="P5"><text:span text:style-name="Source_20_Text"><text:span text:style-name="T1"><text:s text:c="4"/>static void Main(string[] args)</text:span></text:span></text:p>
      <text:p text:style-name="P5"><text:span text:style-name="Source_20_Text"><text:span text:style-name="T1"><text:s text:c="4"/>{</text:span></text:span></text:p>
      <text:p text:style-name="P5"><text:span text:style-name="Source_20_Text"><text:span text:style-name="T1"><text:s text:c="8"/>string input = "12345";</text:span></text:span></text:p>
      <text:p text:style-name="P5"><text:span text:style-name="Source_20_Text"><text:span text:style-name="T1"><text:s text:c="8"/>int result;</text:span></text:span></text:p>
      <text:p text:style-name="P5"/>
      <text:p text:style-name="P5"><text:span text:style-name="Source_20_Text"><text:span text:style-name="T1"><text:s text:c="8"/>if (Int32.TryParse(input, out result))</text:span></text:span></text:p>
      <text:p text:style-name="P5"><text:span text:style-name="Source_20_Text"><text:span text:style-name="T1"><text:s text:c="8"/>{</text:span></text:span></text:p>
      <text:p text:style-name="P5"><text:span text:style-name="Source_20_Text"><text:span text:style-name="T1"><text:s text:c="12"/>Console.WriteLine($"The input string '{input}' was successfully converted to the integer value {result}.");</text:span></text:span></text:p>
      <text:p text:style-name="P5"><text:span text:style-name="Source_20_Text"><text:span text:style-name="T1"><text:s text:c="8"/>}</text:span></text:span></text:p>
      <text:p text:style-name="P5"><text:span text:style-name="Source_20_Text"><text:span text:style-name="T1"><text:s text:c="8"/>else</text:span></text:span></text:p>
      <text:p text:style-name="P5"><text:span text:style-name="Source_20_Text"><text:span text:style-name="T1"><text:s text:c="8"/>{</text:span></text:span></text:p>
      <text:p text:style-name="P5"><text:span text:style-name="Source_20_Text"><text:span text:style-name="T1"><text:s text:c="12"/>Console.WriteLine($"The input string '{input}' could not be converted to an integer.");</text:span></text:span></text:p>
      <text:p text:style-name="P5"><text:span text:style-name="Source_20_Text"><text:span text:style-name="T1"><text:s text:c="8"/>}</text:span></text:span></text:p>
      <text:p text:style-name="P5"><text:span text:style-name="Source_20_Text"><text:span text:style-name="T1"><text:s text:c="4"/>}</text:span></text:span></text:p>
      <text:p text:style-name="P4"><text:span text:style-name="Source_20_Text"><text:span text:style-name="T1">}</text:span></text:span></text:p>
      <text:p text:style-name="P6"><text:soft-page-break/><text:span text:style-name="T1">In the above example, we have a string variable </text:span><text:span text:style-name="Source_20_Text"><text:span text:style-name="T1">input</text:span></text:span><text:span text:style-name="T1"> that contains the string representation of a number ("12345"). We also have an integer variable </text:span><text:span text:style-name="Source_20_Text"><text:span text:style-name="T1">result</text:span></text:span><text:span text:style-name="T1"> that will hold the converted integer value if the conversion is successful.</text:span></text:p>
      <text:p text:style-name="P6"><text:span text:style-name="T1">The </text:span><text:span text:style-name="Source_20_Text"><text:span text:style-name="T1">Int32.TryParse()</text:span></text:span><text:span text:style-name="T1"> method is called with two parameters: the input string to be converted (</text:span><text:span text:style-name="Source_20_Text"><text:span text:style-name="T1">input</text:span></text:span><text:span text:style-name="T1">), and an output variable that will hold the converted integer value (</text:span><text:span text:style-name="Source_20_Text"><text:span text:style-name="T1">result</text:span></text:span><text:span text:style-name="T1">). If the conversion is successful, the method returns </text:span><text:span text:style-name="Source_20_Text"><text:span text:style-name="T1">true</text:span></text:span><text:span text:style-name="T1"> and the converted integer value is stored in the </text:span><text:span text:style-name="Source_20_Text"><text:span text:style-name="T1">result</text:span></text:span><text:span text:style-name="T1"> variable. If the conversion fails, the method returns </text:span><text:span text:style-name="Source_20_Text"><text:span text:style-name="T1">false</text:span></text:span><text:span text:style-name="T1">.</text:span></text:p>
      <text:p text:style-name="P6"><text:span text:style-name="T1">In the </text:span><text:span text:style-name="Source_20_Text"><text:span text:style-name="T1">Main</text:span></text:span><text:span text:style-name="T1"> method, we check the return value of the </text:span><text:span text:style-name="Source_20_Text"><text:span text:style-name="T1">Int32.TryParse()</text:span></text:span><text:span text:style-name="T1"> method using an </text:span><text:span text:style-name="Source_20_Text"><text:span text:style-name="T1">if</text:span></text:span><text:span text:style-name="T1"> statement. If the conversion is successful, we print a success message that includes the original input string and the converted integer value. If the conversion fails, we print an error message that includes the original input string.</text:span></text:p>
      <text:p text:style-name="P7"/>
      <text:p text:style-name="P3">POC on params array and does WriteLine() uses params array if yes show example</text:p>
      <text:p text:style-name="P6"><text:span text:style-name="T1">In C#, the </text:span><text:span text:style-name="Source_20_Text"><text:span text:style-name="T1">params</text:span></text:span><text:span text:style-name="T1"> keyword is used to specify that a method parameter can accept a variable number of arguments as an array. This allows you to write methods that can take a variable number of arguments without having to explicitly define an array parameter.</text:span></text:p>
      <text:p text:style-name="P6"><text:span text:style-name="T1">Here's an example of how to use the </text:span><text:span text:style-name="Source_20_Text"><text:span text:style-name="T1">params</text:span></text:span><text:span text:style-name="T1"> keyword in C#:</text:span></text:p>
      <text:p text:style-name="P1"/>
      <text:p text:style-name="P5"><text:span text:style-name="Source_20_Text"><text:span text:style-name="T1">using System;</text:span></text:span></text:p>
      <text:p text:style-name="P5"/>
      <text:p text:style-name="P5"><text:span text:style-name="Source_20_Text"><text:span text:style-name="T1">class Program</text:span></text:span></text:p>
      <text:p text:style-name="P5"><text:span text:style-name="Source_20_Text"><text:span text:style-name="T1">{</text:span></text:span></text:p>
      <text:p text:style-name="P5"><text:span text:style-name="Source_20_Text"><text:span text:style-name="T1"><text:s text:c="4"/>static void Main(string[] args)</text:span></text:span></text:p>
      <text:p text:style-name="P5"><text:span text:style-name="Source_20_Text"><text:span text:style-name="T1"><text:s text:c="4"/>{</text:span></text:span></text:p>
      <text:p text:style-name="P5"><text:span text:style-name="Source_20_Text"><text:span text:style-name="T1"><text:s text:c="8"/>PrintNumbers(1, 2, 3, 4, 5);</text:span></text:span></text:p>
      <text:p text:style-name="P5"><text:span text:style-name="Source_20_Text"><text:span text:style-name="T1"><text:s text:c="8"/>PrintNumbers(6, 7, 8);</text:span></text:span></text:p>
      <text:p text:style-name="P5"><text:span text:style-name="Source_20_Text"><text:span text:style-name="T1"><text:s text:c="4"/>}</text:span></text:span></text:p>
      <text:p text:style-name="P5"/>
      <text:p text:style-name="P5"><text:span text:style-name="Source_20_Text"><text:span text:style-name="T1"><text:s text:c="4"/>static void PrintNumbers(params int[] numbers)</text:span></text:span></text:p>
      <text:p text:style-name="P5"><text:span text:style-name="Source_20_Text"><text:span text:style-name="T1"><text:s text:c="4"/>{</text:span></text:span></text:p>
      <text:p text:style-name="P5"><text:span text:style-name="Source_20_Text"><text:span text:style-name="T1"><text:s text:c="8"/>Console.Write("Numbers: ");</text:span></text:span></text:p>
      <text:p text:style-name="P5"><text:span text:style-name="Source_20_Text"><text:span text:style-name="T1"><text:s text:c="8"/>foreach (int number in numbers)</text:span></text:span></text:p>
      <text:p text:style-name="P5"><text:span text:style-name="Source_20_Text"><text:span text:style-name="T1"><text:s text:c="8"/>{</text:span></text:span></text:p>
      <text:p text:style-name="P5"><text:span text:style-name="Source_20_Text"><text:span text:style-name="T1"><text:s text:c="12"/>Console.Write($"{number} ");</text:span></text:span></text:p>
      <text:p text:style-name="P5"><text:span text:style-name="Source_20_Text"><text:span text:style-name="T1"><text:s text:c="8"/>}</text:span></text:span></text:p>
      <text:p text:style-name="P5"><text:span text:style-name="Source_20_Text"><text:span text:style-name="T1"><text:s text:c="8"/>Console.WriteLine();</text:span></text:span></text:p>
      <text:p text:style-name="P5"><text:span text:style-name="Source_20_Text"><text:span text:style-name="T1"><text:s text:c="4"/>}</text:span></text:span></text:p>
      <text:p text:style-name="P4"><text:span text:style-name="Source_20_Text"><text:span text:style-name="T1">}</text:span></text:span></text:p>
      <text:p text:style-name="P6"><text:soft-page-break/><text:span text:style-name="T1">In the above example, we have a method called </text:span><text:span text:style-name="Source_20_Text"><text:span text:style-name="T1">PrintNumbers</text:span></text:span><text:span text:style-name="T1"> that takes a </text:span><text:span text:style-name="Source_20_Text"><text:span text:style-name="T1">params</text:span></text:span><text:span text:style-name="T1"> array of integers. The </text:span><text:span text:style-name="Source_20_Text"><text:span text:style-name="T1">params</text:span></text:span><text:span text:style-name="T1"> keyword allows us to pass a variable number of integers as arguments to the method, and the arguments are automatically converted into an array.</text:span></text:p>
      <text:p text:style-name="P6"><text:span text:style-name="T1">In the </text:span><text:span text:style-name="Source_20_Text"><text:span text:style-name="T1">Main</text:span></text:span><text:span text:style-name="T1"> method, we call the </text:span><text:span text:style-name="Source_20_Text"><text:span text:style-name="T1">PrintNumbers</text:span></text:span><text:span text:style-name="T1"> method twice with different numbers of arguments. The first call passes five integers as arguments, and the second call passes three integers as arguments.</text:span></text:p>
      <text:p text:style-name="P6"><text:span text:style-name="T1">The </text:span><text:span text:style-name="Source_20_Text"><text:span text:style-name="T1">PrintNumbers</text:span></text:span><text:span text:style-name="T1"> method loops through the </text:span><text:span text:style-name="Source_20_Text"><text:span text:style-name="T1">numbers</text:span></text:span><text:span text:style-name="T1"> array using a </text:span><text:span text:style-name="Source_20_Text"><text:span text:style-name="T1">foreach</text:span></text:span><text:span text:style-name="T1"> loop and prints each number to the console.</text:span></text:p>
      <text:p text:style-name="P6"><text:span text:style-name="T1">Note that </text:span><text:span text:style-name="Source_20_Text"><text:span text:style-name="T1">Console.WriteLine()</text:span></text:span><text:span text:style-name="T1"> does not use the </text:span><text:span text:style-name="Source_20_Text"><text:span text:style-name="T1">params</text:span></text:span><text:span text:style-name="T1"> keyword, as it only accepts a single string parameter. However, you can pass a variable number of arguments to </text:span><text:span text:style-name="Source_20_Text"><text:span text:style-name="T1">Console.WriteLine()</text:span></text:span><text:span text:style-name="T1"> using string interpolation or composite formatting.</text:span></text:p>
      <text:p text:style-name="P6"><text:span text:style-name="T1">Here's an example of how to use string interpolation to pass a variable number of arguments to </text:span><text:span text:style-name="Source_20_Text"><text:span text:style-name="T1">Console.WriteLine()</text:span></text:span><text:span text:style-name="T1">:</text:span></text:p>
      <text:p text:style-name="P1"/>
      <text:p text:style-name="P5"><text:span text:style-name="Source_20_Text"><text:span text:style-name="T1">using System;</text:span></text:span></text:p>
      <text:p text:style-name="P5"/>
      <text:p text:style-name="P5"><text:span text:style-name="Source_20_Text"><text:span text:style-name="T1">class Program</text:span></text:span></text:p>
      <text:p text:style-name="P5"><text:span text:style-name="Source_20_Text"><text:span text:style-name="T1">{</text:span></text:span></text:p>
      <text:p text:style-name="P5"><text:span text:style-name="Source_20_Text"><text:span text:style-name="T1"><text:s text:c="4"/>static void Main(string[] args)</text:span></text:span></text:p>
      <text:p text:style-name="P5"><text:span text:style-name="Source_20_Text"><text:span text:style-name="T1"><text:s text:c="4"/>{</text:span></text:span></text:p>
      <text:p text:style-name="P5"><text:span text:style-name="Source_20_Text"><text:span text:style-name="T1"><text:s text:c="8"/>int num1 = 10;</text:span></text:span></text:p>
      <text:p text:style-name="P5"><text:span text:style-name="Source_20_Text"><text:span text:style-name="T1"><text:s text:c="8"/>int num2 = 20;</text:span></text:span></text:p>
      <text:p text:style-name="P5"><text:span text:style-name="Source_20_Text"><text:span text:style-name="T1"><text:s text:c="8"/>string message = "The sum of {0} and {1} is {2}.";</text:span></text:span></text:p>
      <text:p text:style-name="P5"/>
      <text:p text:style-name="P5"><text:span text:style-name="Source_20_Text"><text:span text:style-name="T1"><text:s text:c="8"/>int sum = num1 + num2;</text:span></text:span></text:p>
      <text:p text:style-name="P5"/>
      <text:p text:style-name="P5"><text:span text:style-name="Source_20_Text"><text:span text:style-name="T1"><text:s text:c="8"/>Console.WriteLine(message, num1, num2, sum);</text:span></text:span></text:p>
      <text:p text:style-name="P5"><text:span text:style-name="Source_20_Text"><text:span text:style-name="T1"><text:s text:c="4"/>}</text:span></text:span></text:p>
      <text:p text:style-name="P4"><text:span text:style-name="Source_20_Text"><text:span text:style-name="T1">}</text:span></text:span></text:p>
      <text:p text:style-name="P6"><text:span text:style-name="T1">In the above example, we define two integer variables </text:span><text:span text:style-name="Source_20_Text"><text:span text:style-name="T1">num1</text:span></text:span><text:span text:style-name="T1"> and </text:span><text:span text:style-name="Source_20_Text"><text:span text:style-name="T1">num2</text:span></text:span><text:span text:style-name="T1">, and a string variable </text:span><text:span text:style-name="Source_20_Text"><text:span text:style-name="T1">message</text:span></text:span><text:span text:style-name="T1"> that contains a message with three placeholders (</text:span><text:span text:style-name="Source_20_Text"><text:span text:style-name="T1">{0}</text:span></text:span><text:span text:style-name="T1">, </text:span><text:span text:style-name="Source_20_Text"><text:span text:style-name="T1">{1}</text:span></text:span><text:span text:style-name="T1">, and </text:span><text:span text:style-name="Source_20_Text"><text:span text:style-name="T1">{2}</text:span></text:span><text:span text:style-name="T1">).</text:span></text:p>
      <text:p text:style-name="P6"><text:span text:style-name="T1">We calculate the sum of the two integers and store the result in a variable called </text:span><text:span text:style-name="Source_20_Text"><text:span text:style-name="T1">sum</text:span></text:span><text:span text:style-name="T1">.</text:span></text:p>
      <text:p text:style-name="P6"><text:span text:style-name="T1">We then call </text:span><text:span text:style-name="Source_20_Text"><text:span text:style-name="T1">Console.WriteLine()</text:span></text:span><text:span text:style-name="T1"> with the </text:span><text:span text:style-name="Source_20_Text"><text:span text:style-name="T1">message</text:span></text:span><text:span text:style-name="T1"> string and the three integer variables as arguments. The </text:span><text:span text:style-name="Source_20_Text"><text:span text:style-name="T1">string.Format()</text:span></text:span><text:span text:style-name="T1"> method is called internally to replace the placeholders in the message string with the corresponding argument valu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0T18:42:32.275000000</meta:creation-date>
    <dc:date>2023-02-21T08:16:11.891000000</dc:date>
    <meta:editing-duration>PT24M14S</meta:editing-duration>
    <meta:editing-cycles>2</meta:editing-cycles>
    <meta:generator>LibreOffice/7.5.0.3$Windows_X86_64 LibreOffice_project/c21113d003cd3efa8c53188764377a8272d9d6de</meta:generator>
    <meta:document-statistic meta:table-count="0" meta:image-count="0" meta:object-count="0" meta:page-count="4" meta:paragraph-count="92" meta:word-count="1058" meta:character-count="6598" meta:non-whitespace-character-count="5276"/>
  </office:meta>
</office:document-meta>
</file>